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e517" officeooo:paragraph-rsid="0012e517"/>
    </style:style>
    <style:style style:name="T1" style:family="text">
      <style:text-properties officeooo:rsid="0014bca3"/>
    </style:style>
    <style:style style:name="T2" style:family="text">
      <style:text-properties officeooo:rsid="00168efc"/>
    </style:style>
    <style:style style:name="T3" style:family="text">
      <style:text-properties officeooo:rsid="0017dfbf"/>
    </style:style>
    <style:style style:name="T4" style:family="text">
      <style:text-properties officeooo:rsid="0019a20c"/>
    </style:style>
    <style:style style:name="T5" style:family="text">
      <style:text-properties officeooo:rsid="001a3ec8"/>
    </style:style>
    <style:style style:name="T6" style:family="text">
      <style:text-properties officeooo:rsid="001dcb7f"/>
    </style:style>
    <style:style style:name="T7" style:family="text">
      <style:text-properties officeooo:rsid="001f3ce9"/>
    </style:style>
    <style:style style:name="T8" style:family="text">
      <style:text-properties officeooo:rsid="001fd048"/>
    </style:style>
    <style:style style:name="T9" style:family="text">
      <style:text-properties officeooo:rsid="00207a5b"/>
    </style:style>
    <style:style style:name="T10" style:family="text">
      <style:text-properties officeooo:rsid="002120dd"/>
    </style:style>
    <style:style style:name="T11" style:family="text">
      <style:text-properties officeooo:rsid="0023fcba"/>
    </style:style>
    <style:style style:name="T12" style:family="text">
      <style:text-properties officeooo:rsid="0024acc0"/>
    </style:style>
    <style:style style:name="T13" style:family="text">
      <style:text-properties officeooo:rsid="002586d8"/>
    </style:style>
    <style:style style:name="T14" style:family="text">
      <style:text-properties officeooo:rsid="002685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(i)</text:p>
      <text:p text:style-name="P1"/>
      <text:p text:style-name="P1">(ii) (a) <text:span text:style-name="T1">The architecture of this model is a 5 layered convNet, with each layer but the last using relu as the activation formula, and the last being a soft max dense layer </text:span><text:span text:style-name="T2">using l1 regularization, </text:span><text:span text:style-name="T3">we also apply a dropout of 50% after the first four layers. </text:span><text:span text:style-name="T4">First we take our input of a 32 x 32 matrix and apply a 3x3 kernel to it with 16 channels </text:span><text:span text:style-name="T6">and using padding, this gives us an output of 16 32x32 matrices</text:span><text:span text:style-name="T4">, in the next layer we use a 3x3 kernel again, but this time we’re going to use a stride of 2 </text:span><text:span text:style-name="T7">and padding, to give us 16 channels again, but with each matrix being half the size at 16x16</text:span><text:span text:style-name="T4">, next we use a 3x3 kernel but now with 32 channels </text:span><text:span text:style-name="T8">and padding to give us 32 16x16 matrices</text:span><text:span text:style-name="T4">, </text:span><text:span text:style-name="T5">and finally we use a 3x3 kernel and 32 channels again but now with </text:span><text:span text:style-name="T9">a stride of 2 and padding giving us a final output from the convolutionals of an 8x8 matrics and 32 channels</text:span><text:span text:style-name="T5">.</text:span></text:p>
      <text:p text:style-name="P1"/>
      <text:p text:style-name="P1"><text:s text:c="5"/><text:span text:style-name="T10">(b) </text:span><text:span text:style-name="T11">(i) </text:span><text:span text:style-name="T12">Keras says it has 37,146 parameters, </text:span><text:span text:style-name="T13">the dense layer has the most parameters (why?), </text:span><text:span text:style-name="T14">the accuracy on the training data was 0.59, and the accuracy on the test data was 0.50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8T15:40:49.184113665</meta:creation-date>
    <dc:date>2021-11-08T15:53:22.152325745</dc:date>
    <meta:editing-duration>PT12M29S</meta:editing-duration>
    <meta:editing-cycles>17</meta:editing-cycles>
    <meta:generator>LibreOffice/7.2.2.2$Linux_X86_64 LibreOffice_project/20$Build-2</meta:generator>
    <meta:document-statistic meta:table-count="0" meta:image-count="0" meta:object-count="0" meta:page-count="1" meta:paragraph-count="3" meta:word-count="208" meta:character-count="1054" meta:non-whitespace-character-count="844"/>
  </office:meta>
</office:document-meta>
</file>